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3pt" fo:language="fr" fo:country="FR" fo:font-weight="bold" officeooo:rsid="01f7aad8" officeooo:paragraph-rsid="0064d554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299a37" officeooo:paragraph-rsid="005a8606"/>
    </style:style>
    <style:style style:name="P4" style:family="paragraph" style:parent-style-name="Standard">
      <style:text-properties officeooo:rsid="00299a37" officeooo:paragraph-rsid="001d0a89"/>
    </style:style>
    <style:style style:name="P5" style:family="paragraph" style:parent-style-name="Standard">
      <style:text-properties officeooo:paragraph-rsid="001ad2b2"/>
    </style:style>
    <style:style style:name="P6" style:family="paragraph" style:parent-style-name="Standard">
      <style:text-properties style:font-name="Liberation Serif" fo:font-size="12pt" officeooo:rsid="00299a37" officeooo:paragraph-rsid="005a8606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Liberation Serif" fo:font-size="12pt" style:font-size-asian="12pt" style:font-size-complex="12pt"/>
    </style:style>
    <style:style style:name="T1" style:family="text">
      <style:text-properties officeooo:rsid="02384f3b"/>
    </style:style>
    <style:style style:name="T2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4" style:family="text">
      <style:text-properties style:font-name="sans-serif" fo:font-size="32.25pt"/>
    </style:style>
    <style:style style:name="T5" style:family="text">
      <style:text-properties style:font-name="sans-serif" fo:font-size="15pt"/>
    </style:style>
    <style:style style:name="T6" style:family="text">
      <style:text-properties style:font-name="sans-serif" fo:font-size="9.75pt"/>
    </style:style>
    <style:style style:name="T7" style:family="text">
      <style:text-properties style:font-name="sans-serif" fo:font-size="9pt"/>
    </style:style>
    <style:style style:name="T8" style:family="text">
      <style:text-properties style:font-name="sans-serif" fo:font-size="12pt"/>
    </style:style>
    <style:style style:name="T9" style:family="text">
      <style:text-properties style:font-name="sans-serif" fo:font-size="14.25pt"/>
    </style:style>
    <style:style style:name="T10" style:family="text">
      <style:text-properties style:font-name="sans-serif" fo:font-size="8.25pt"/>
    </style:style>
    <style:style style:name="T11" style:family="text">
      <style:text-properties style:font-name="sans-serif" fo:font-size="24.75pt"/>
    </style:style>
    <style:style style:name="T12" style:family="text">
      <style:text-properties style:font-name="sans-serif" fo:font-size="24pt"/>
    </style:style>
    <style:style style:name="T13" style:family="text">
      <style:text-properties style:font-name="sans-serif" fo:font-size="19.5pt"/>
    </style:style>
    <style:style style:name="T14" style:family="text">
      <style:text-properties style:font-name="sans-serif" fo:font-size="17.25pt"/>
    </style:style>
    <style:style style:name="T15" style:family="text">
      <style:text-properties style:font-name="sans-serif" fo:font-size="18.75pt"/>
    </style:style>
    <style:style style:name="T16" style:family="text">
      <style:text-properties style:font-name="sans-serif" fo:font-size="10.5pt"/>
    </style:style>
    <style:style style:name="T17" style:family="text">
      <style:text-properties style:font-name="sans-serif" fo:font-size="27pt"/>
    </style:style>
    <style:style style:name="T18" style:family="text">
      <style:text-properties style:font-name="sans-serif" fo:font-size="18pt"/>
    </style:style>
    <style:style style:name="T19" style:family="text">
      <style:text-properties style:font-name="sans-serif" fo:font-size="16.5pt"/>
    </style:style>
    <style:style style:name="T20" style:family="text">
      <style:text-properties style:font-name="sans-serif" fo:font-size="15.75pt"/>
    </style:style>
    <style:style style:name="T21" style:family="text">
      <style:text-properties style:font-name="sans-serif" fo:font-size="23.25pt"/>
    </style:style>
    <style:style style:name="T22" style:family="text">
      <style:text-properties style:font-name="sans-serif" fo:font-size="26.25pt"/>
    </style:style>
    <style:style style:name="T23" style:family="text">
      <style:text-properties style:font-name="monospace" fo:font-size="8.25pt"/>
    </style:style>
    <style:style style:name="T24" style:family="text">
      <style:text-properties style:font-name="monospace" fo:font-size="15pt"/>
    </style:style>
    <style:style style:name="T25" style:family="text">
      <style:text-properties style:font-name="monospace" fo:font-size="9pt"/>
    </style:style>
    <style:style style:name="T26" style:family="text">
      <style:text-properties style:font-name="monospace" fo:font-size="14.25pt"/>
    </style:style>
    <style:style style:name="T27" style:family="text">
      <style:text-properties style:font-name="monospace" fo:font-size="18pt"/>
    </style:style>
    <style:style style:name="T28" style:family="text">
      <style:text-properties style:font-name="monospace" fo:font-size="16.5pt"/>
    </style:style>
    <style:style style:name="T29" style:family="text">
      <style:text-properties style:font-name="monospace" fo:font-size="9.75pt"/>
    </style:style>
    <style:style style:name="T30" style:family="text">
      <style:text-properties style:font-name="monospace" fo:font-size="10.5pt"/>
    </style:style>
    <style:style style:name="T31" style:family="text">
      <style:text-properties style:font-name="monospace" fo:font-size="18.75pt"/>
    </style:style>
    <style:style style:name="T32" style:family="text">
      <style:text-properties style:font-name="monospace" fo:font-size="15.75pt"/>
    </style:style>
    <style:style style:name="T33" style:family="text">
      <style:text-properties style:font-name="serif" fo:font-size="15pt"/>
    </style:style>
    <style:style style:name="T34" style:family="text">
      <style:text-properties style:font-name="serif" fo:font-size="18pt"/>
    </style:style>
    <style:style style:name="T35" style:family="text">
      <style:text-properties style:font-name="serif" fo:font-size="8.25pt"/>
    </style:style>
    <style:style style:name="T36" style:family="text">
      <style:text-properties style:font-name="serif" fo:font-size="9pt"/>
    </style:style>
    <style:style style:name="T37" style:family="text">
      <style:text-properties style:font-name="serif" fo:font-size="10.5pt"/>
    </style:style>
    <style:style style:name="T38" style:family="text">
      <style:text-properties fo:font-size="32.25pt"/>
    </style:style>
    <style:style style:name="T39" style:family="text">
      <style:text-properties fo:font-size="15pt"/>
    </style:style>
    <style:style style:name="T40" style:family="text">
      <style:text-properties fo:font-size="9.75pt"/>
    </style:style>
    <style:style style:name="T41" style:family="text">
      <style:text-properties fo:font-size="8.25pt"/>
    </style:style>
    <style:style style:name="T42" style:family="text">
      <style:text-properties fo:font-size="9pt"/>
    </style:style>
    <style:style style:name="T43" style:family="text">
      <style:text-properties fo:font-size="12pt"/>
    </style:style>
    <style:style style:name="T44" style:family="text">
      <style:text-properties fo:font-size="14.25pt"/>
    </style:style>
    <style:style style:name="T45" style:family="text">
      <style:text-properties fo:font-size="24.75pt"/>
    </style:style>
    <style:style style:name="T46" style:family="text">
      <style:text-properties fo:font-size="24pt"/>
    </style:style>
    <style:style style:name="T47" style:family="text">
      <style:text-properties fo:font-size="19.5pt"/>
    </style:style>
    <style:style style:name="T48" style:family="text">
      <style:text-properties fo:font-size="17.25pt"/>
    </style:style>
    <style:style style:name="T49" style:family="text">
      <style:text-properties fo:font-size="18pt"/>
    </style:style>
    <style:style style:name="T50" style:family="text">
      <style:text-properties fo:font-size="16.5pt"/>
    </style:style>
    <style:style style:name="T51" style:family="text">
      <style:text-properties fo:font-size="18.75pt"/>
    </style:style>
    <style:style style:name="T52" style:family="text">
      <style:text-properties fo:font-size="10.5pt"/>
    </style:style>
    <style:style style:name="T53" style:family="text">
      <style:text-properties fo:font-size="27pt"/>
    </style:style>
    <style:style style:name="T54" style:family="text">
      <style:text-properties fo:font-size="15.75pt"/>
    </style:style>
    <style:style style:name="T55" style:family="text">
      <style:text-properties fo:font-size="23.25pt"/>
    </style:style>
    <style:style style:name="T56" style:family="text">
      <style:text-properties fo:font-size="26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I</text:span><text:span text:style-name="T3">- Définition</text:span></text:p>
      <text:p text:style-name="P4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ITES ARITHMETIQUES<text:line-break/>ET SUITES GEOMETRIQUES<text:line-break/>I. Suites arithmétiques<text:line-break/>1) Définition<text:line-break/>Exemple :<text:line-break/>Considérons une suite numérique (un ) où la différence entre un terme et son<text:line-break/>précédent reste constante et égale à 5.<text:line-break/>Si le premier terme est égal à 3, les premiers termes successifs sont :<text:line-break/>u0 = 3,<text:line-break/>u1 = 8,<text:line-break/>u2 = 13,<text:line-break/>u3 = 18.<text:line-break/>Une telle suite est appelée une suite arithmétique de raison 5 et de premier terme 3.<text:line-break/>La suite est donc définie par : 0<text:line-break/>1<text:line-break/>3<text:line-break/>5n n<text:line-break/>u<text:line-break/>u u+<text:line-break/>=⎧<text:line-break/>⎨ = +⎩<text:line-break/>.<text:line-break/>Définition : Une suite (un ) est une suite arithmétique s'il existe un nombre r tel que<text:line-break/>pour tout entier n, on a : 1n nu u r+ = + .<text:line-break/>Le nombre r est appelé raison de la suite.<text:line-break/>Méthode : Démontrer si une suite est arithmétique<text:line-break/>Vidéo https://youtu.be/YCokWYcBBOk<text:line-break/>1) La suite (un ) définie par : un = 7 − 9n est-elle arithmétique ?<text:line-break/>2) La suite (vn ) définie par : v n = n 2 + 3 est-elle arithmétique ?<text:line-break/>1) un+1 − un = 7 − 9 n + 1( ) − 7 + 9n = 7 − 9n − 9 − 7 + 9n = −9 .<text:line-break/>La différence entre un terme et son précédent reste constante et égale à -9.<text:line-break/>(un ) est une suite arithmétique de raison -9.<text:line-break/>2) v n+1 − v n = n + 1( ) 2<text:line-break/>+ 3 − n 2 − 3 = n 2 + 2n + 1 + 3 − n 2 − 3 = 2n + 1 .<text:line-break/>La différence entre un terme et son précédent ne reste pas constante.<text:line-break/>(vn ) n'est pas une suite arithmétique.<text:line-break/>Vidéo https://youtu.be/6O0KhPMHvBA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Yvan Monka – Académie de Strasbourg – www.maths-et-tiques.fr<text:line-break/>2<text:line-break/>Propriété : (un ) est une suite arithmétique de raison r et de premier terme u0 .<text:line-break/>Pour tout entier naturel n, on a : un = u0 + nr .<text:line-break/>Démonstration :<text:line-break/>La suite arithmétique (un ) de raison r et de premier terme u0 vérifie la relation<text:line-break/>un+1 = un + r .<text:line-break/>En calculant les premiers termes :<text:line-break/>u1 = u0 + r<text:line-break/>u2 = u1 + r = u0 + r( ) + r = u0 + 2r<text:line-break/>u3 = u2 + r = u0 + 2r( ) + r = u0 + 3r<text:line-break/>...<text:line-break/>un = un−1 + r = u0 + (n − 1)r( ) + r = u0 + nr .<text:line-break/>Méthode : Déterminer la raison et le premier terme d'une suite arithmétique<text:line-break/>Vidéo https://youtu.be/iEuoMgBblz4<text:line-break/>Considérons la suite arithmétique (un ) tel que u5 = 7 et u9 = 19 .<text:line-break/>1) Déterminer la raison et le premier terme de la suite (un ).<text:line-break/>2) Exprimer un en fonction de n.<text:line-break/>1) Les termes de la suite sont de la forme un = u0 + nr<text:line-break/>Ainsi 5 0 5 7u u r= + = et<text:line-break/>9 0 9 19u u r= + = .<text:line-break/>On soustrayant membre à membre, on obtient : 5r − 9r = 7 − 19 donc r = 3 .<text:line-break/>Comme u0 + 5r = 7 , on a : u0 + 5 × 3 = 7 et donc : u0 = −8 .<text:line-break/>2) 0nu u nr= + soit 8 3nu n= − + × ou encore 3 8nu n= −<text:line-break/>2) Variations<text:line-break/>Propriété : (un ) est une suite arithmétique de raison r.<text:line-break/>- Si r &gt; 0 alors la suite (un ) est croissante.<text:line-break/>- Si r &lt; 0 alors la suite (un ) est décroissante.<text:line-break/>Démonstration : un+1 − un = un + r − un = r .<text:line-break/>- Si r &gt; 0 alors un+1 − un &gt; 0 et la suite (un ) est croissante.<text:line-break/>- Si r &lt; 0 alors un+1 − un &lt; 0 et la suite (un ) est décroissante.<text:line-break/>Exemple :<text:line-break/>Vidéo https://youtu.be/R3sHNwOb02M</text:p>
      <text:p text:style-name="P7">Yvan Monka – Académie de Strasbourg – www.maths-et-tiques.fr<text:line-break/>3<text:line-break/>La suite arithmétique (un ) définie par un = 5 − 4n est décroissante car de raison<text:line-break/>négative et égale à -4.<text:line-break/>3) Représentation graphique<text:line-break/>Les points de la représentation graphique d'une suite arithmétique sont alignés.<text:line-break/>Exemple :<text:line-break/>On a représenté ci-dessous la suite de raison -0,5 et de premier terme 4.<text:line-break/>RÉSUMÉ ( u n ) une suite arithmétique<text:line-break/>- de raison r<text:line-break/>- de premier terme u 0 .<text:line-break/>Exemple :<text:line-break/>r = − 0,5 et u 0 = 4<text:line-break/><text:soft-page-break/>Définition un+1 = un + r un+1 = un − 0,5<text:line-break/>La différence entre un terme et son<text:line-break/>précédent est égale à -0,5.<text:line-break/>Propriété un = u0 + nr un = 4 − 0,5n<text:line-break/>Variations Si r &gt; 0 : ( u n ) est croissante.<text:line-break/>Si r &lt; 0 : ( u n ) est décroissante.<text:line-break/>r = − 0,5 &lt; 0<text:line-break/>La suite (u n ) est décroissante.<text:line-break/>Représentation<text:line-break/>graphique<text:line-break/>Remarque :<text:line-break/>Les points de la représentation<text:line-break/>graphique sont alignés.</text:p>
      <text:p text:style-name="P7">Yvan Monka – Académie de Strasbourg – www.maths-et-tiques.fr<text:line-break/>4<text:line-break/>II. Suites géométriques<text:line-break/>1) Définition<text:line-break/>Exemple :<text:line-break/>Considérons une suite numérique (un ) où le rapport entre un terme et son précédent<text:line-break/>reste constant et égale à 2.<text:line-break/>Si le premier terme est égal à 5, les premiers termes successifs sont :<text:line-break/>u0 = 5,<text:line-break/>u1 = 10,<text:line-break/>u2 = 20,<text:line-break/>u3 = 40.<text:line-break/>Une telle suite est appelée une suite géométrique de raison 2 et de premier terme 5.<text:line-break/>La suite est donc définie par : u0 = 5<text:line-break/>un+1 = 2un<text:line-break/>⎧<text:line-break/>⎨<text:line-break/>⎪<text:line-break/>⎩⎪<text:line-break/>Vidéo https://youtu.be/WTmdtbQpa0c<text:line-break/>Définition : Une suite (un ) est une suite géométrique s'il existe un nombre q tel que<text:line-break/>pour tout entier n, on a : un+1 = q × un .<text:line-break/>Le nombre q est appelé raison de la suite.<text:line-break/>Méthode : Démontrer si une suite est géométrique<text:line-break/>Vidéo https://youtu.be/YPbEHxuMaeQ<text:line-break/>La suite (un ) définie par : un = 3× 5n est-elle géométrique ?<text:line-break/>un+1<text:line-break/>un<text:line-break/>= 3× 5n+1<text:line-break/>3× 5n = 5n+1<text:line-break/>5n = 5n+1−n = 5 .<text:line-break/>Le rapport entre un terme et son précédent reste constant et égale à 5.<text:line-break/>(un ) est une suite géométrique de raison 5 et de premier terme u0 = 3× 50 = 3 .<text:line-break/>Exemple concret :<text:line-break/>On place un capital de 500€ sur un compte dont les intérêts annuels s'élèvent à 4%.<text:line-break/>Chaque année, le capital est multiplié par 1,04.<text:line-break/>Ce capital suit une progression géométrique de raison 1,04.<text:line-break/>On a ainsi :<text:line-break/>u1 = 1,04 × 500 = 520 u 2 = 1,04 × 520 = 540,80 u 3 = 1,04 × 540,80 = 562, 432<text:line-break/><text:soft-page-break/>De manière générale : u n+1 = 1,04 × u n avec u 0 = 500<text:line-break/>On peut également exprimer un en fonction de n : u n = 500 × 1,04 n<text:line-break/>Propriété : (un ) est une suite géométrique de raison q et de premier terme u0 .<text:line-break/>Pour tout entier naturel n, on a : un = u0 × q n .</text:p>
      <text:p text:style-name="P7">Yvan Monka – Académie de Strasbourg – www.maths-et-tiques.fr<text:line-break/>5<text:line-break/>Démonstration :<text:line-break/>La suite géométrique (un ) de raison q et de premier terme u0 vérifie la relation<text:line-break/>un+1 = q × un .<text:line-break/>En calculant les premiers termes :<text:line-break/>u1 = q × u0<text:line-break/>u2 = q × u1 = q × q × u0( ) = q 2 × u0<text:line-break/>u3 = q × u2 = q × q 2 × u0( ) = q 3 × u0<text:line-break/>...<text:line-break/>un = q × un−1 = q × q n−1<text:line-break/>u0( ) = q n × u0 .<text:line-break/>Méthode : Déterminer la raison et le premier terme d'une suite géométrique<text:line-break/>Vidéo https://youtu.be/wUfleWpRr10<text:line-break/>Considérons la suite géométrique (un ) tel que u4 = 8 et u7 = 512 .<text:line-break/>Déterminer la raison et le premier terme de la suite (un ).<text:line-break/>Les termes de la suite sont de la forme un = q n × u0 .<text:line-break/>Ainsi u4 = q 4 × u0 = 8 et<text:line-break/>u7 = q 7 × u0 = 512 .<text:line-break/>Ainsi : u7<text:line-break/>u4<text:line-break/>= q 7 × u0<text:line-break/>q 4 × u0<text:line-break/>= q 3 et u7<text:line-break/>u4<text:line-break/>= 512<text:line-break/>8 = 64 donc q 3 = 64 .<text:line-break/>On utilise la fonction racine troisième de la calculatrice pour trouver le nombre qui<text:line-break/>élevé au cube donne 64.<text:line-break/>Ainsi q = 643 = 4<text:line-break/>Comme q 4 × u0 = 8 , on a : 4 4 × u0 = 8 et donc : u0 = 1<text:line-break/>32 .<text:line-break/>2) Variations<text:line-break/>Propriété : (un ) est une suite géométrique de raison q et de premier terme non nul u0 .<text:line-break/>Pour u0 &gt; 0 :<text:line-break/>- Si q &gt; 1 alors la suite (un ) est croissante.<text:line-break/>- Si 0 &lt; q &lt; 1 alors la suite (un ) est décroissante.<text:line-break/>Pour u0 &lt; 0 :<text:line-break/>- Si q &gt; 1 alors la suite (un ) est décroissante.<text:line-break/>- Si 0 &lt; q &lt; 1 alors la suite (un ) est croissante.<text:line-break/>Démonstration dans le cas où u0 &gt; 0 :<text:line-break/>un+1 − un = q n+1<text:line-break/>u0 − q n u0 = u0 q n (q − 1) .<text:line-break/>- Si q &gt; 1 alors un+1 − un &gt; 0 et la suite (un ) est croissante.<text:line-break/>- Si 0 &lt; q &lt; 1 alors un+1 − un &lt; 0 et la suite (un ) est décroissante.</text:p>
      <text:p text:style-name="P7">Yvan Monka – Académie de Strasbourg – www.maths-et-tiques.fr<text:line-break/>6<text:line-break/>Exemple :<text:line-break/><text:soft-page-break/>Vidéo https://youtu.be/vLshnJqW-64<text:line-break/>La suite géométrique (un ) définie par un = −4 × 2 n est décroissante car le premier<text:line-break/>terme est négatif et la raison est supérieure à 1.<text:line-break/>Remarque : Si la raison q est négative alors la suite géométrique n'est pas<text:line-break/>monotone.<text:line-break/>RÉSUMÉ ( u n ) une suite géométrique<text:line-break/>- de raison q<text:line-break/>- de premier terme u 0 .<text:line-break/>Exemple :<text:line-break/>q = 2 et u 0 = − 4<text:line-break/>Définition un+1 = q × un<text:line-break/>un+1 = 2 × un<text:line-break/>Le rapport entre un terme et son<text:line-break/>précédent est égal à 2.<text:line-break/>Propriété un = u0 × q n un = − 4 × 2 n<text:line-break/>Variations<text:line-break/>Pour u0 &gt; 0 :<text:line-break/>Si q &gt; 1 : ( u n ) est croissante.<text:line-break/>Si 0 &lt; q &lt; 1 : ( u n ) est décroissante.<text:line-break/>Pour u0 &lt; 0 :<text:line-break/>Si q &gt; 1 : ( u n ) est décroissante.<text:line-break/>Si 0 &lt; q &lt; 1 : ( u n ) est croissante.<text:line-break/>u 0 = − 4 &lt; 0<text:line-break/>q = 2 &gt; 1<text:line-break/>La suite (u n ) est décroissante.<text:line-break/>Représentation<text:line-break/>graphique<text:line-break/>Remarque :<text:line-break/>Si q &lt; 0 : la suite géométrique<text:line-break/>n'est ni croissante ni décroissante.</text:p>
      <text:p text:style-name="P7">Yvan Monka – Académie de Strasbourg – www.maths-et-tiques.fr<text:line-break/>7<text:line-break/>III. Sommes de termes consécutifs<text:line-break/>1) Cas d'une suite arithmétique<text:line-break/>Propriété : n est un entier naturel non nul alors on a : 1 + 2 + 3 + ... + n = n n + 1( )<text:line-break/>2<text:line-break/>Remarque : Il s'agit de la somme des n+1 premiers termes d'une suite arithmétique<text:line-break/>de raison 1 et de premier terme 1.<text:line-break/>Démonstration :<text:line-break/>1 + 2 + 3 + ... + n-1 + n<text:line-break/>+ n + n-1 + n-2 + ... + 2 + 1<text:line-break/>(n+1) + (n+1) + (n+1) + ... + (n+1) + (n+1)<text:line-break/>= n x (n+1)<text:line-break/>donc : 2 × 1 + 2 + 3 + ... + n( ) = n n + 1( )<text:line-break/>et donc : 1 + 2 + 3 + ... + n = n n + 1( )<text:line-break/>2 .<text:line-break/>Méthode : Calculer la somme des termes d'une suite arithmétique<text:line-break/>Vidéo https://youtu.be/WeDtB9ZUTHs<text:line-break/>Vidéo https://youtu.be/iSfevWwk8e4<text:line-break/>Calculer les sommes S1 et S2 suivantes :<text:line-break/>S1 = 1 + 2 + 3 + ... + 348<text:line-break/>S 2 = 33 + 36 + 39 + ... + 267<text:line-break/><text:soft-page-break/>S1 = 1 + 2 + 3 + ... + 348<text:line-break/>= 348 × 349<text:line-break/>2<text:line-break/>= 60726<text:line-break/>S 2 = 33+ 36 + 39 + ...+ 267<text:line-break/>= 3× 11+ 12 + ...+ 89( )<text:line-break/>= 3× 1+ 2 + ...+ 89( ) − 1+ 2 + ...+ 10( )( )<text:line-break/>= 3× 89 × 90<text:line-break/>2 − 10 × 11<text:line-break/>2<text:line-break/>⎛<text:line-break/>⎝⎜<text:line-break/>⎞<text:line-break/>⎠⎟<text:line-break/>= 11850</text:p>
      <text:p text:style-name="P7">Yvan Monka – Académie de Strasbourg – www.maths-et-tiques.fr<text:line-break/>8<text:line-break/>Une anecdote relate comment le mathématicien allemand Carl<text:line-break/>Friedrich Gauss (1777 ; 1855), alors âgé de 10 ans a fait preuve<text:line-break/>d’un talent remarquable pour le calcul mental. Voulant occuper ses<text:line-break/>élèves, le professeur demande d’effectuer des additions, plus<text:line-break/>exactement d’effectuer la somme des nombres de 1 à 100. Après<text:line-break/>très peu de temps, le jeune Gauss impressionne son professeur en<text:line-break/>donnant la réponse correcte. Sa technique consiste à regrouper<text:line-break/>astucieusement les termes extrêmes par deux. Sans le savoir<text:line-break/>encore, Gauss a découvert la formule permettant de calculer la somme des termes<text:line-break/>d’une série arithmétique.<text:line-break/>2) Cas d'une suite géométrique<text:line-break/>Propriété : n est un entier naturel non nul et q un réel différent de 1 alors on a :<text:line-break/>1 + q + q 2 + ... + q n = 1 − q n+1<text:line-break/>1 − q<text:line-break/>Remarque : Il s'agit de la somme des n+1 premiers termes d'une suite géométrique<text:line-break/>de raison q et de premier terme 1.<text:line-break/>Démonstration :<text:line-break/>S = 1 + q + q 2 + ... + q n<text:line-break/>q × S = q + q 2 + q 3 + ... + q n+1<text:line-break/>Ainsi :<text:line-break/>S − q × S = 1 + q + q 2 + ... + q n<text:line-break/>( ) − q + q 2 + q 3 + ... + q n+1<text:line-break/>( )<text:line-break/>S − q × S = 1 − q n+1<text:line-break/>S × 1 − q( ) = 1 − q n+1<text:line-break/>S = 1 − q n+1<text:line-break/>1 − q<text:line-break/>Méthode : Calculer la somme des termes d'une suite géométrique<text:line-break/>Vidéo https://youtu.be/eSDrE1phUXY<text:line-break/>Calculer la somme S suivante :<text:line-break/>S = 1 + 3 + 32 + ... + 313<text:line-break/>S = 1 + 3 + 32 + ... + 313<text:line-break/>= 1 − 314<text:line-break/>1 − 3 = 2391484<text:line-break/>Hors du cadre de la classe, aucune reproduction, même partielle, autres que celles prévues à l'article L 122-5 du<text:line-break/><text:soft-page-break/>code de la propriété intellectuelle, ne peut être faite de ce site sans l'autorisation expresse de l'auteur.<text:line-break/>www.maths-et-tiques.fr/i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language="fr" fo:country="FR" fo:font-weight="bold" officeooo:rsid="01f7aad8" officeooo:paragraph-rsid="0064d554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2384f3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</text:span>uites arithmético-géométriques.</text:p>
      </style:header>
      <style:footer>
        <text:p text:style-name="MP2">Page : <text:page-number text:select-page="current">7</text:page-number><text:s/>sur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03T14:42:25.348045004</dc:date>
    <meta:editing-duration>PT8H27M15S</meta:editing-duration>
    <meta:editing-cycles>69</meta:editing-cycles>
    <meta:document-statistic meta:table-count="0" meta:image-count="0" meta:object-count="0" meta:page-count="7" meta:paragraph-count="11" meta:word-count="2400" meta:character-count="10278" meta:non-whitespace-character-count="7875"/>
  </office:meta>
</office:document-meta>
</file>